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80000028ADA52DF6B5BA028A7.png" manifest:media-type="image/png"/>
  <manifest:file-entry manifest:full-path="Pictures/10000201000004380000028A9C84C4CC63347A2E.png" manifest:media-type="image/png"/>
  <manifest:file-entry manifest:full-path="Pictures/10000201000004380000028A26310E4527EAC09C.png" manifest:media-type="image/png"/>
  <manifest:file-entry manifest:full-path="Pictures/10000201000004380000028ADE78B00DA265EBED.png" manifest:media-type="image/png"/>
  <manifest:file-entry manifest:full-path="Pictures/10000201000004380000028A74223BB8A6DE33D4.png" manifest:media-type="image/png"/>
  <manifest:file-entry manifest:full-path="Pictures/10000201000004380000028A1CE6D35B3C1D9CC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1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12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049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667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82cm, 0cm, 3.049cm, 0cm)" draw:image-opacity="100%" style:mirror="none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solid" draw:fill-color="#dddddd" draw:opacity="100%" draw:textarea-horizontal-align="left" draw:auto-grow-height="true" draw:auto-grow-width="false" fo:min-height="0.239cm" fo:min-width="0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102cm" fo:margin-bottom="0cm"/>
    </style:style>
    <style:style style:name="P3" style:family="paragraph">
      <loext:graphic-properties draw:fill="solid" draw:fill-color="#dddddd" draw:opacity="100%"/>
      <style:paragraph-properties fo:margin-top="0.102cm" fo:margin-bottom="0cm"/>
      <style:text-properties fo:font-size="6pt" fo:font-weight="bold" style:font-size-asian="6pt" style:font-size-complex="6pt"/>
    </style:style>
    <style:style style:name="T1" style:family="text">
      <style:text-properties fo:font-size="6pt" fo:font-weight="bold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7.62cm" svg:height="3.937cm" svg:x="0.608cm" svg:y="0.108cm">
              <draw:image xlink:href="Pictures/10000201000004380000028A74223BB8A6DE33D4.png" xlink:type="simple" xlink:show="embed" xlink:actuate="onLoad">
                <text:p/>
              </draw:image>
            </draw:frame>
            <draw:frame draw:style-name="gr1" draw:text-style-name="P1" draw:layer="layout" svg:width="7.62cm" svg:height="3.937cm" svg:x="6.704cm" svg:y="0.108cm">
              <draw:image xlink:href="Pictures/10000201000004380000028A1CE6D35B3C1D9CCB.png" xlink:type="simple" xlink:show="embed" xlink:actuate="onLoad">
                <text:p/>
              </draw:image>
            </draw:frame>
            <draw:frame draw:style-name="gr2" draw:text-style-name="P1" draw:layer="layout" svg:width="7.569cm" svg:height="3.936cm" svg:x="12.8cm" svg:y="0.1cm">
              <draw:image xlink:href="Pictures/10000201000004380000028ADE78B00DA265EBED.png" xlink:type="simple" xlink:show="embed" xlink:actuate="onLoad">
                <text:p/>
              </draw:image>
            </draw:frame>
          </draw:g>
          <draw:g>
            <draw:frame draw:style-name="gr3" draw:text-style-name="P1" draw:layer="layout" svg:width="7.62cm" svg:height="3.558cm" svg:x="1.497cm" svg:y="3.245cm">
              <draw:image xlink:href="Pictures/10000201000004380000028A26310E4527EAC09C.png" xlink:type="simple" xlink:show="embed" xlink:actuate="onLoad">
                <text:p/>
              </draw:image>
            </draw:frame>
            <draw:frame draw:style-name="gr4" draw:text-style-name="P1" draw:layer="layout" svg:width="7.62cm" svg:height="3.685cm" svg:x="7.593cm" svg:y="3.245cm">
              <draw:image xlink:href="Pictures/10000201000004380000028A9C84C4CC63347A2E.png" xlink:type="simple" xlink:show="embed" xlink:actuate="onLoad">
                <text:p/>
              </draw:image>
            </draw:frame>
            <draw:frame draw:style-name="gr5" draw:text-style-name="P1" draw:layer="layout" svg:width="7.62cm" svg:height="3.431cm" svg:x="13.689cm" svg:y="3.372cm">
              <draw:image xlink:href="Pictures/10000201000004380000028ADA52DF6B5BA028A7.png" xlink:type="simple" xlink:show="embed" xlink:actuate="onLoad">
                <text:p/>
              </draw:image>
            </draw:frame>
          </draw:g>
          <draw:frame draw:style-name="gr6" draw:text-style-name="P3" draw:layer="layout" svg:width="0.655cm" svg:height="0.523cm" svg:x="7.84cm" svg:y="4.376cm">
            <draw:text-box>
              <text:p text:style-name="P2"><text:span text:style-name="T1">5</text:span></text:p>
            </draw:text-box>
          </draw:frame>
          <draw:g>
            <draw:frame draw:style-name="gr6" draw:text-style-name="P3" draw:layer="layout" svg:width="0.655cm" svg:height="0.523cm" svg:x="13.53cm" svg:y="4.376cm">
              <draw:text-box>
                <text:p text:style-name="P2"><text:span text:style-name="T1">6</text:span></text:p>
              </draw:text-box>
            </draw:frame>
          </draw:g>
          <draw:frame draw:style-name="gr6" draw:text-style-name="P3" draw:layer="layout" svg:width="0.655cm" svg:height="0.523cm" svg:x="1.896cm" svg:y="0.312cm">
            <draw:text-box>
              <text:p text:style-name="P2"><text:span text:style-name="T1">1</text:span></text:p>
            </draw:text-box>
          </draw:frame>
          <draw:frame draw:style-name="gr6" draw:text-style-name="P3" draw:layer="layout" svg:width="0.655cm" svg:height="0.523cm" svg:x="7.84cm" svg:y="0.312cm">
            <draw:text-box>
              <text:p text:style-name="P2"><text:span text:style-name="T1">2</text:span></text:p>
            </draw:text-box>
          </draw:frame>
          <draw:frame draw:style-name="gr6" draw:text-style-name="P3" draw:layer="layout" svg:width="0.655cm" svg:height="0.523cm" svg:x="13.53cm" svg:y="0.312cm">
            <draw:text-box>
              <text:p text:style-name="P2"><text:span text:style-name="T1">3</text:span></text:p>
            </draw:text-box>
          </draw:frame>
          <draw:frame draw:style-name="gr6" draw:text-style-name="P3" draw:layer="layout" svg:width="0.655cm" svg:height="0.523cm" svg:x="1.896cm" svg:y="4.376cm">
            <draw:text-box>
              <text:p text:style-name="P2"><text:span text:style-name="T1">4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06cm" fo:page-height="6.85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1T19:15:22.888789361</meta:creation-date>
    <dc:date>2018-11-10T19:42:13.428962925</dc:date>
    <meta:editing-duration>PT4H13M51S</meta:editing-duration>
    <meta:editing-cycles>8</meta:editing-cycles>
    <meta:generator>LibreOffice/6.0.6.2$Linux_X86_64 LibreOffice_project/00m0$Build-2</meta:generator>
    <meta:document-statistic meta:object-count="16"/>
  </office:meta>
</office:document-meta>
</file>